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3e0e" officeooo:paragraph-rsid="00123e0e"/>
    </style:style>
    <style:style style:name="P2" style:family="paragraph" style:parent-style-name="Standard">
      <style:text-properties officeooo:rsid="00150684" officeooo:paragraph-rsid="00150684"/>
    </style:style>
    <style:style style:name="P3" style:family="paragraph" style:parent-style-name="Standard">
      <style:text-properties officeooo:rsid="0016a2a9" officeooo:paragraph-rsid="0016a2a9"/>
    </style:style>
    <style:style style:name="P4" style:family="paragraph" style:parent-style-name="Standard">
      <style:text-properties style:text-underline-style="none" officeooo:rsid="0016a2a9" officeooo:paragraph-rsid="0016a2a9"/>
    </style:style>
    <style:style style:name="P5" style:family="paragraph" style:parent-style-name="Standard">
      <style:text-properties style:text-underline-style="none" officeooo:rsid="0016e9ee" officeooo:paragraph-rsid="0016e9ee"/>
    </style:style>
    <style:style style:name="P6" style:family="paragraph" style:parent-style-name="Standard">
      <style:text-properties style:text-underline-style="none" officeooo:rsid="001860cf" officeooo:paragraph-rsid="001860cf"/>
    </style:style>
    <style:style style:name="P7" style:family="paragraph" style:parent-style-name="Standard">
      <style:text-properties style:text-underline-style="none" officeooo:rsid="0019e634" officeooo:paragraph-rsid="0019e634"/>
    </style:style>
    <style:style style:name="P8" style:family="paragraph" style:parent-style-name="Standard" style:list-style-name="L1">
      <style:text-properties style:text-underline-style="none" officeooo:rsid="0016e9ee" officeooo:paragraph-rsid="0016e9ee"/>
    </style:style>
    <style:style style:name="P9" style:family="paragraph" style:parent-style-name="Standard">
      <style:text-properties style:text-underline-style="none" officeooo:rsid="001d00d6" officeooo:paragraph-rsid="001d00d6"/>
    </style:style>
    <style:style style:name="P10" style:family="paragraph" style:parent-style-name="Standard">
      <style:text-properties style:text-underline-style="none" officeooo:rsid="001f99d6" officeooo:paragraph-rsid="001f99d6"/>
    </style:style>
    <style:style style:name="T1" style:family="text">
      <style:text-properties officeooo:rsid="0015068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officeooo:rsid="001dd08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ainstorming</text:p>
      <text:p text:style-name="P1">start from the scratch</text:p>
      <text:p text:style-name="P1">go back to the square one</text:p>
      <text:p text:style-name="P1"/>
      <text:p text:style-name="P1">natural</text:p>
      <text:p text:style-name="P1">real</text:p>
      <text:p text:style-name="P1">quantitive</text:p>
      <text:p text:style-name="P1">whole-numbers (integers)</text:p>
      <text:p text:style-name="P1">imaginary</text:p>
      <text:p text:style-name="P1"/>
      <text:p text:style-name="P1">0: “zero” <text:span text:style-name="T1">(zero centigrade celcius)</text:span> <text:s/>“<text:span text:style-name="T1">oh” (oh oh seven, seven point oh six 7.06) “nought” (nought point five 0.5) “nil” (nil one 0:1) “love” (“love fifteen” 0:15 in tennis)</text:span></text:p>
      <text:p text:style-name="P1"/>
      <text:p text:style-name="P2">hundred</text:p>
      <text:p text:style-name="P2">two hundred</text:p>
      <text:p text:style-name="P2">thousand</text:p>
      <text:p text:style-name="P2">three thousand</text:p>
      <text:p text:style-name="P2">million</text:p>
      <text:p text:style-name="P2">three milion</text:p>
      <text:p text:style-name="P2"/>
      <text:p text:style-name="P2">thousands of people/dogs/stars</text:p>
      <text:p text:style-name="P2">number+“s” +of+noun</text:p>
      <text:p text:style-name="P2"/>
      <text:p text:style-name="P2">cardinal numbers – liczebniki główne</text:p>
      <text:p text:style-name="P2">ordinal numbers – liczebniki porządkowe</text:p>
      <text:p text:style-name="P2">first, second, third, fourth</text:p>
      <text:p text:style-name="P2"/>
      <text:p text:style-name="P2">at the weekend</text:p>
      <text:p text:style-name="P2">over the [whole] weekend</text:p>
      <text:p text:style-name="P2">on wendsday</text:p>
      <text:p text:style-name="P2">born on DAY</text:p>
      <text:p text:style-name="P2">in MONTH/YEAR</text:p>
      <text:p text:style-name="P2">on DAY of MONTH YEAR</text:p>
      <text:p text:style-name="P2"/>
      <text:p text:style-name="P3">six<text:span text:style-name="T2">teen</text:span><text:span text:style-name="T4"> <text:s text:c="8"/></text:span><text:span text:style-name="T2">six</text:span><text:span text:style-name="T4">teen cars</text:span></text:p>
      <text:p text:style-name="P4"/>
      <text:p text:style-name="P4">fractions – ułamki zwykłe</text:p>
      <text:p text:style-name="P4">decimals</text:p>
      <text:p text:style-name="P4">3/5 “three fifths”</text:p>
      <text:p text:style-name="P4">numerator – liczebnik</text:p>
      <text:p text:style-name="P4">denominator – mianownik</text:p>
      <text:p text:style-name="P4">the common denominator – wspólny mianownik</text:p>
      <text:p text:style-name="P3"><text:span text:style-name="T4">half, 2 hal</text:span><text:span text:style-name="T3">v</text:span><text:span text:style-name="T4">es</text:span></text:p>
      <text:p text:style-name="P4"/>
      <text:p text:style-name="P4">calf calves</text:p>
      <text:p text:style-name="P4">wife wives</text:p>
      <text:p text:style-name="P4">wolf wolves</text:p>
      <text:p text:style-name="P4">knife knives</text:p>
      <text:p text:style-name="P4">shelf shelves</text:p>
      <text:p text:style-name="P4">life lives</text:p>
      <text:p text:style-name="P4">self selves</text:p>
      <text:p text:style-name="P4">leaf leaves</text:p>
      <text:p text:style-name="P4"><text:soft-page-break/>thief thieves</text:p>
      <text:p text:style-name="P4">hoof hooves (optional)</text:p>
      <text:p text:style-name="P4"/>
      <text:list xml:id="list2079640099" text:style-name="L1">
        <text:list-item>
          <text:p text:style-name="P8">2500</text:p>
        </text:list-item>
        <text:list-item>
          <text:p text:style-name="P8">090 472 9158</text:p>
        </text:list-item>
        <text:list-item>
          <text:p text:style-name="P8">137 000</text:p>
        </text:list-item>
        <text:list-item>
          <text:p text:style-name="P8">6.5%</text:p>
        </text:list-item>
        <text:list-item>
          <text:p text:style-name="P8">19200</text:p>
        </text:list-item>
        <text:list-item>
          <text:p text:style-name="P8">542 193 3400</text:p>
        </text:list-item>
        <text:list-item>
          <text:p text:style-name="P8">1 500 000</text:p>
        </text:list-item>
        <text:list-item>
          <text:p text:style-name="P8">42%</text:p>
        </text:list-item>
      </text:list>
      <text:p text:style-name="P5"/>
      <text:list xml:id="list154332879527532" text:continue-numbering="true" text:style-name="L1">
        <text:list-item>
          <text:p text:style-name="P8">1600</text:p>
        </text:list-item>
        <text:list-item>
          <text:p text:style-name="P8">555 342 9366</text:p>
        </text:list-item>
        <text:list-item>
          <text:p text:style-name="P8">2350 000</text:p>
        </text:list-item>
        <text:list-item>
          <text:p text:style-name="P8">87%</text:p>
        </text:list-item>
        <text:list-item>
          <text:p text:style-name="P8">947</text:p>
        </text:list-item>
        <text:list-item>
          <text:p text:style-name="P8">25.5%</text:p>
        </text:list-item>
        <text:list-item>
          <text:p text:style-name="P8">090 883 336</text:p>
        </text:list-item>
        <text:list-item>
          <text:p text:style-name="P8">8524</text:p>
        </text:list-item>
        <text:list-item>
          <text:p text:style-name="P8">5200</text:p>
        </text:list-item>
        <text:list-item>
          <text:p text:style-name="P8">997</text:p>
        </text:list-item>
      </text:list>
      <text:p text:style-name="P5"/>
      <text:p text:style-name="P6">triple, double</text:p>
      <text:p text:style-name="P6">3.1415…. non-repeating and non-terminating</text:p>
      <text:p text:style-name="P6">3.(3) recurring, repeating (0.3 recurring)</text:p>
      <text:p text:style-name="P6">dozen – tuzin (12) “dozen eggs”</text:p>
      <text:p text:style-name="P6">baker’s dozen – 13</text:p>
      <text:p text:style-name="P6"/>
      <text:p text:style-name="P6"/>
      <text:p text:style-name="P6">an equation – równanie</text:p>
      <text:p text:style-name="P6">a formula – wzór (relationship between variables)</text:p>
      <text:p text:style-name="P6"/>
      <text:p text:style-name="P6">4x-7=5</text:p>
      <text:p text:style-name="P6">4 – coefficient</text:p>
      <text:p text:style-name="P6">x variable</text:p>
      <text:p text:style-name="P6">- - operator</text:p>
      <text:p text:style-name="P6">7 and 5 – constants</text:p>
      <text:p text:style-name="P6"/>
      <text:p text:style-name="P7">less (uncountable) fewer (countable)</text:p>
      <text:p text:style-name="P7">much (uncountable) many (countable)</text:p>
      <text:p text:style-name="P7"/>
      <text:p text:style-name="P9">x^2</text:p>
      <text:p text:style-name="P9">x-base</text:p>
      <text:p text:style-name="P9">2-exponent <text:span text:style-name="T5">(index)</text:span></text:p>
      <text:p text:style-name="P9"/>
      <text:p text:style-name="P10">logb(a)=c</text:p>
      <text:p text:style-name="P10">the logarithm of a to the base b equals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5:29:44.422266420</meta:creation-date>
    <dc:date>2019-10-17T15:43:31.929608889</dc:date>
    <meta:editing-duration>PT6H29M3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81" meta:word-count="245" meta:character-count="1479" meta:non-whitespace-character-count="1312"/>
  </office:meta>
</office:document-meta>
</file>